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A0000006C1ED2A161.png" manifest:media-type="image/png"/>
  <manifest:file-entry manifest:full-path="Pictures/10000001000001060000001C29DA4FC3.png" manifest:media-type="image/png"/>
  <manifest:file-entry manifest:full-path="Pictures/100000010000000F0000000FF02C0C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style:line-height-at-least="0.0138in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style:line-height-at-least="0.0138in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style:line-height-at-least="0.0138in"/>
    </style:style>
    <style:style style:name="P4" style:family="paragraph" style:parent-style-name="Standard">
      <style:paragraph-properties fo:margin-top="0in" fo:margin-bottom="0in" style:contextual-spacing="false" style:line-height-at-least="0.0138in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style:line-height-at-least="0.0138in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2.461in" fo:margin-top="0in" fo:margin-bottom="0in" style:contextual-spacing="false" style:line-height-at-least="0.0138in"/>
    </style:style>
    <style:style style:name="P7" style:family="paragraph" style:parent-style-name="Standard">
      <style:paragraph-properties fo:margin-left="2.5437in" fo:margin-top="0in" fo:margin-bottom="0in" style:contextual-spacing="false" style:line-height-at-least="0.0138in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true" style:line-height-at-least="0.0138in" fo:text-align="center" style:justify-single-word="false"/>
    </style:style>
    <style:style style:name="P9" style:family="paragraph" style:parent-style-name="Standard">
      <style:paragraph-properties fo:margin-top="0in" fo:margin-bottom="0in" style:contextual-spacing="true" style:line-height-at-least="0.0138in" fo:text-indent="0.4925in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0" style:family="paragraph" style:parent-style-name="Contents_20_1">
      <style:paragraph-properties fo:text-indent="0in" style:auto-text-indent="false"/>
    </style:style>
    <style:style style:name="P11" style:family="paragraph" style:parent-style-name="Contents_20_1">
      <style:paragraph-properties fo:text-indent="0in" style:auto-text-indent="false"/>
      <style:text-properties style:font-name-asian="F" style:language-asian="ru" style:country-asian="RU"/>
    </style:style>
    <style:style style:name="P12" style:family="paragraph" style:parent-style-name="Standard">
      <style:paragraph-properties fo:margin-top="0in" fo:margin-bottom="0in" style:contextual-spacing="false" style:line-height-at-least="0.0138in" fo:text-indent="0.4925in" style:auto-text-indent="false"/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13" style:family="paragraph" style:parent-style-name="Heading_20_1">
      <style:paragraph-properties fo:margin-top="0in" fo:margin-bottom="0in" style:contextual-spacing="false" style:line-height-at-least="0.0138in" fo:text-align="center" style:justify-single-word="false" fo:break-before="page"/>
    </style:style>
    <style:style style:name="P14" style:family="paragraph" style:parent-style-name="No_20_Spacing">
      <style:paragraph-properties style:line-height-at-least="0.0138in" fo:text-indent="0.4925in" style:auto-text-indent="false"/>
    </style:style>
    <style:style style:name="P15" style:family="paragraph" style:parent-style-name="No_20_Spacing">
      <style:paragraph-properties style:line-height-at-least="0.0138in" fo:text-align="justify" style:justify-single-word="false" fo:text-indent="0.4925in" style:auto-text-indent="false" loext:word-spacing-minimum="75%" loext:word-spacing-maximum="133%"/>
    </style:style>
    <style:style style:name="P16" style:family="paragraph" style:parent-style-name="No_20_Spacing">
      <style:paragraph-properties style:line-height-at-least="0.0138in" fo:text-align="justify" style:justify-single-word="false" fo:text-indent="0.4925in" style:auto-text-indent="false" loext:word-spacing-minimum="75%" loext:word-spacing-maximum="133%"/>
      <style:text-properties style:font-name="Times New Roman" fo:font-size="16pt" style:font-size-asian="16pt" style:font-name-complex="Times New Roman1" style:font-size-complex="16pt"/>
    </style:style>
    <style:style style:name="P17" style:family="paragraph" style:parent-style-name="Heading_20_1">
      <style:paragraph-properties fo:margin-top="0in" fo:margin-bottom="0in" style:contextual-spacing="false" style:line-height-at-least="0.0138in" fo:text-indent="0.4925in" style:auto-text-indent="false" fo:break-before="page"/>
    </style:style>
    <style:style style:name="P18" style:family="paragraph" style:parent-style-name="Standard">
      <style:paragraph-properties fo:margin-top="0in" fo:margin-bottom="0in" style:contextual-spacing="true" style:line-height-at-least="0.0138in" fo:text-align="justify" style:justify-single-word="false" fo:text-indent="0.4925in" style:auto-text-indent="false" loext:word-spacing-minimum="75%" loext:word-spacing-maximum="133%">
        <style:tab-stops>
          <style:tab-stop style:position="2.4535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loext:word-spacing-minimum="75%" loext:word-spacing-maximum="133%">
        <style:tab-stops>
          <style:tab-stop style:position="0.4925in"/>
        </style:tab-stops>
      </style:paragraph-properties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loext:word-spacing-minimum="75%" loext:word-spacing-maximum="133%">
        <style:tab-stops>
          <style:tab-stop style:position="0.4925in"/>
        </style:tab-stops>
      </style:paragraph-properties>
      <style:text-properties style:font-name="Times New Roman" fo:font-size="14pt" fo:language="ru" fo:country="BY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loext:word-spacing-minimum="75%" loext:word-spacing-maximum="133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text-align="justify" style:justify-single-word="false" fo:text-indent="0.4925in" style:auto-text-indent="false" loext:word-spacing-minimum="75%" loext:word-spacing-maximum="133%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text-indent="0.4925in" style:auto-text-indent="false" loext:word-spacing-minimum="75%" loext:word-spacing-maximum="133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26" style:family="paragraph" style:parent-style-name="Standard">
      <style:text-properties fo:color="#365f91" loext:opacity="100%" style:font-name="Times New Roman" fo:font-size="14pt" fo:font-weight="bold" style:font-name-asian="F" style:font-size-asian="14pt" style:font-weight-asian="bold" style:font-name-complex="Times New Roman1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27" style:family="paragraph" style:parent-style-name="Standard">
      <style:paragraph-properties fo:margin-top="0in" fo:margin-bottom="0in" style:contextual-spacing="true" style:line-height-at-least="0.0138in" fo:text-align="justify" style:justify-single-word="false" fo:text-indent="0.4925in" style:auto-text-indent="false" loext:word-spacing-minimum="75%" loext:word-spacing-maximum="133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8" style:family="paragraph" style:parent-style-name="No_20_Spacing">
      <style:paragraph-properties style:line-height-at-least="0.0138in" fo:text-align="justify" style:justify-single-word="false" fo:text-indent="0.4917in" style:auto-text-indent="false" loext:word-spacing-minimum="75%" loext:word-spacing-maximum="133%"/>
    </style:style>
    <style:style style:name="P29" style:family="paragraph" style:parent-style-name="No_20_Spacing">
      <style:paragraph-properties style:line-height-at-least="0.0138in" fo:text-align="justify" style:justify-single-word="false" loext:word-spacing-minimum="75%" loext:word-spacing-maximum="133%"/>
      <style:text-properties style:font-name="Times New Roman" fo:font-size="14pt" fo:language="ru" fo:country="BY" style:font-size-asian="14pt" style:font-name-complex="Times New Roman1" style:font-size-complex="14pt"/>
    </style:style>
    <style:style style:name="P30" style:family="paragraph" style:parent-style-name="No_20_Spacing">
      <style:paragraph-properties style:line-height-at-least="0.0138in" fo:text-align="justify" style:justify-single-word="false" fo:text-indent="0.4925in" style:auto-text-indent="false" loext:word-spacing-minimum="75%" loext:word-spacing-maximum="133%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">
      <style:paragraph-properties fo:margin-top="0in" fo:margin-bottom="0in" style:contextual-spacing="false" style:line-height-at-least="0.0138in" fo:text-align="center" style:justify-single-word="false" fo:text-indent="0.4925in" style:auto-text-indent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style:line-height-at-least="0.0138in" fo:text-align="justify" style:justify-single-word="false" fo:text-indent="0.4925in" style:auto-text-indent="false" loext:word-spacing-minimum="75%" loext:word-spacing-maximum="133%"/>
    </style:style>
    <style:style style:name="P33" style:family="paragraph" style:parent-style-name="Standard">
      <style:paragraph-properties fo:margin-top="0in" fo:margin-bottom="0in" style:contextual-spacing="false" style:line-height-at-least="0.0138in" fo:text-align="justify" style:justify-single-word="false" fo:text-indent="0.4925in" style:auto-text-indent="false" loext:word-spacing-minimum="75%" loext:word-spacing-maximum="133%"/>
      <style:text-properties style:font-name="Courier New" fo:font-size="10pt" fo:language="ru" fo:country="BY" style:font-name-asian="Times New Roman1" style:font-size-asian="10pt" style:language-asian="ru" style:country-asian="RU" style:font-name-complex="Courier New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officeooo:rsid="0014ac90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style:font-name-asian="F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10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11" style:family="text">
      <style:text-properties style:font-name-asian="F" style:language-asian="ru" style:country-asian="RU"/>
    </style:style>
    <style:style style:name="T12" style:family="text">
      <style:text-properties style:use-window-font-color="true" loext:opacity="0%" style:font-name="Times New Roman" fo:font-size="16pt" style:font-size-asian="16pt" style:font-name-complex="Times New Roman1" style:font-size-complex="16pt"/>
    </style:style>
    <style:style style:name="T13" style:family="text">
      <style:text-properties style:font-name="Times New Roman" fo:font-size="14pt" fo:language="ru" fo:country="BY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6pt" style:font-size-asian="16pt" style:font-name-complex="Times New Roman1" style:font-size-complex="16pt"/>
    </style:style>
    <style:style style:name="T15" style:family="text">
      <style:text-properties fo:color="#000000" loext:opacity="100%" style:font-name="Times New Roman" fo:font-size="16pt" fo:font-weight="bold" style:font-size-asian="16pt" style:font-weight-asian="bold" style:font-name-complex="Times New Roman1" style:font-size-complex="16pt" style:font-weight-complex="bold">
        <loext:char-complex-color loext:theme-type="dark1" loext:color-type="theme"/>
      </style:text-properties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BY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9" style:family="text">
      <style:text-properties fo:color="#365f91" loext:opacity="100%" style:font-name="Times New Roman" fo:font-size="14pt" fo:font-weight="bold" style:font-name-asian="F" style:font-size-asian="14pt" style:font-weight-asian="bold" style:font-name-complex="Times New Roman1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20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fo:language="ru" fo:country="BY" style:font-size-asian="14pt" style:font-name-complex="Times New Roman1" style:font-size-complex="14pt"/>
    </style:style>
    <style:style style:name="T22" style:family="text">
      <style:text-properties fo:font-family="'MS Gothic'" style:font-family-generic="roman" style:font-pitch="variable" fo:font-size="14pt" fo:language="ru" fo:country="BY" style:font-family-asian="'MS Gothic'" style:font-family-generic-asian="system" style:font-pitch-asian="variable" style:font-size-asian="14pt" style:font-family-complex="'MS Gothic'" style:font-family-generic-complex="system" style:font-pitch-complex="variable" style:font-size-complex="14pt" style:script-type="asian"/>
    </style:style>
    <style:style style:name="T23" style:family="text">
      <style:text-properties style:use-window-font-color="true" loext:opacity="0%" style:font-name="Times New Roman" fo:font-size="16pt" style:font-name-asian="Times New Roman1" style:font-size-asian="16pt" style:font-name-complex="Times New Roman1" style:font-size-complex="16pt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fo:color="#000000" loext:opacity="100%" style:font-name="Times New Roman" style:font-name-asian="Calibri1" style:font-name-complex="Times New Roman1">
        <loext:char-complex-color loext:theme-type="dark1" loext:color-type="theme"/>
      </style:text-properties>
    </style:style>
    <style:style style:name="T26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Courier New" fo:font-size="10pt" fo:language="ru" fo:country="BY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46226780"/><text:bookmark text:name="_GoBack"/><text:span text:style-name="T1">Министерство образования Республики Беларусь</text:span><text:span text:style-name="T1"/></text:p>
      <text:p text:style-name="P1" loext:marker-style-name="T1"><text:span text:style-name="T1">Учреждение образования «Белорусский государственный университет <text:line-break/>информатики и радиоэлектроники»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3" loext:marker-style-name="T1"><text:span text:style-name="T1">Факультет компьютерных систем и сетей</text:span><text:span text:style-name="T1"/></text:p>
      <text:p text:style-name="P2" loext:marker-style-name="T1"/>
      <text:p text:style-name="P3" loext:marker-style-name="T1"><text:span text:style-name="T1">Кафедра информатики</text:span><text:span text:style-name="T1"/></text:p>
      <text:p text:style-name="P2" loext:marker-style-name="T1"/>
      <text:p text:style-name="P3" loext:marker-style-name="T1"><text:span text:style-name="T1">Дисциплина: </text:span><text:span text:style-name="T2">Методы защиты информации</text:span></text:p>
      <text:p text:style-name="P4" loext:marker-style-name="T3"/>
      <text:p text:style-name="P4" loext:marker-style-name="T3"/>
      <text:p text:style-name="P4" loext:marker-style-name="T3"/>
      <text:p text:style-name="P1" loext:marker-style-name="T1"><text:span text:style-name="T1">ОТЧЁТ</text:span><text:span text:style-name="T1"/></text:p>
      <text:p text:style-name="P1" loext:marker-style-name="T1"><text:span text:style-name="T1">к лабораторной работе №5</text:span><text:span text:style-name="T1"/></text:p>
      <text:p text:style-name="P1" loext:marker-style-name="T1"><text:span text:style-name="T1">на тему</text:span><text:span text:style-name="T1"/></text:p>
      <text:p text:style-name="P5" loext:marker-style-name="T1"/>
      <text:p text:style-name="P5" loext:marker-style-name="T1"/>
      <text:p text:style-name="P1" loext:marker-style-name="T1"><text:span text:style-name="T4">ХЕШ-ФУНКЦИИ</text:span><text:span text:style-name="T4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2" loext:marker-style-name="T1"/>
      <text:p text:style-name="P2" loext:marker-style-name="T1"/>
      <text:p text:style-name="P6" loext:marker-style-name="T1"><text:span text:style-name="T1">Выполнил: студент гр.253505 </text:span><text:span text:style-name="T5">Сенько</text:span><text:span text:style-name="T1"> </text:span><text:span text:style-name="T5">Н</text:span><text:span text:style-name="T1">.</text:span><text:span text:style-name="T5">С</text:span><text:span text:style-name="T1">.</text:span></text:p>
      <text:p text:style-name="P7" loext:marker-style-name="T1"/>
      <text:p text:style-name="P6" loext:marker-style-name="T1"><text:span text:style-name="T1">Проверил: ассистент кафедры информатики <text:s text:c="21"/></text:span><text:span text:style-name="T2">Герчик А.В.</text:span></text:p>
      <text:p text:style-name="P5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Минск 2025</text:span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8" loext:marker-style-name="T6"><text:soft-page-break/><text:span text:style-name="T6">СОДЕРЖАНИЕ</text:span><text:span text:style-name="T6"/></text:p>
            <text:p text:style-name="P9" loext:marker-style-name="T7"/>
          </text:index-title>
          <text:p text:style-name="P10" loext:marker-style-name="T8"><text:a xlink:type="simple" xlink:href="#_Toc207721845" text:style-name="Index_20_Link" text:visited-style-name="Index_20_Link"><text:span text:style-name="T1">Введение</text:span><text:span text:style-name="T9"><text:tab/>3</text:span></text:a></text:p>
          <text:p text:style-name="P10" loext:marker-style-name="T8"><text:a xlink:type="simple" xlink:href="#_Toc207721846" text:style-name="Index_20_Link" text:visited-style-name="Index_20_Link"><text:span text:style-name="T1">1 Ход работы</text:span><text:span text:style-name="T9"><text:tab/>4</text:span></text:a></text:p>
          <text:p text:style-name="P10" loext:marker-style-name="T8"><text:a xlink:type="simple" xlink:href="#_Toc207721847" text:style-name="Index_20_Link" text:visited-style-name="Index_20_Link"><text:span text:style-name="T1">Заключение</text:span><text:span text:style-name="T9"><text:tab/>5</text:span></text:a></text:p>
          <text:p text:style-name="P10" loext:marker-style-name="T8"><text:a xlink:type="simple" xlink:href="#_Toc207721848" text:style-name="Index_20_Link" text:visited-style-name="Index_20_Link"><text:span text:style-name="T2">Приложение А </text:span><text:span text:style-name="T10">(обязательное) Листинг программного кода</text:span><text:span text:style-name="T9"><text:tab/>6</text:span></text:a></text:p>
          <text:p text:style-name="P11" loext:marker-style-name="T11"/>
        </text:index-body>
      </text:table-of-content>
      <text:p text:style-name="P12" loext:marker-style-name="T6"/>
      <text:h text:style-name="P13" text:outline-level="1" loext:marker-style-name="T12"><text:bookmark-start text:name="_Toc207721845"/><text:span text:style-name="T12">ВВЕДЕНИЕ</text:span><text:bookmark-end text:name="_Toc207721845"/><text:span text:style-name="T12"/></text:h>
      <text:p text:style-name="P14"/>
      <text:p text:style-name="P15" loext:marker-style-name="T13"><text:bookmark-start text:name="_Hlk208168213"/><text:span text:style-name="T13">Современный этап развития информационных технологий характеризуется повсеместным обменом цифровыми данными и острой необходимостью обеспечения их целостности и подлинности. Под целостностью понимается гарантия того, что информация не была изменена несанкционированным образом с момента ее создания или передачи. Для решения этой фундаментальной задачи информационной безопасности используются криптографические хеш-функции.</text:span><text:span text:style-name="T13"/></text:p>
      <text:p text:style-name="P15" loext:marker-style-name="T13"><text:span text:style-name="T13">В отличие от алгоритмов шифрования, которые предназначены для обеспечения конфиденциальности и являются обратимыми (с помощью ключа), хеш-функции представляют собой односторонние математические преобразования. Они преобразуют произвольный массив входных данных (сообщение) произвольной длины в уникальную битовую строку фиксированной длины, называемую хешем или дайджестом сообщения. Ключевыми свойствами криптографических хеш-функций являются стойкость к коллизиям (невозможность найти два разных сообщения с одинаковым хешем), необратимость (невозможность восстановить исходное сообщение по его хешу) и лавинный эффект (незначительное изменение во входных данных приводит к кардинальному изменению выходного хеша).</text:span><text:span text:style-name="T13"/></text:p>
      <text:p text:style-name="P15" loext:marker-style-name="T13"><text:span text:style-name="T13">Такие свойства обеспечивают основу для создания механизмов контроля целостности, цифровых подписей, аутентификации сообщений и хранения паролей. Наиболее известными и широко применяемыми в мире алгоритмами являются алгоритмы семейства SHA (Secure Hash Algorithm), разработанные NSA и стандартизированные NIST. Однако существуют и национальные стандарты, отражающие криптографические практики отдельных стран.</text:span><text:span text:style-name="T13"/></text:p>
      <text:p text:style-name="P15" loext:marker-style-name="T13"><text:span text:style-name="T13">Одним из таких стандартов является российский алгоритм ГОСТ Р 34.11-2012 («Стрибог»), который пришел на смену более старому ГОСТ Р 34.11-94. Его основное преимущество заключается в использовании современных криптографических преобразований и соответствии требованиям безопасности Российской Федерации. В то же время, алгоритм SHA-1, некогда повсеместно используемый, сейчас считается устаревшим и небезопасным из-за обнаруженных уязвимостей и теоретических атак на его стойкость. Его изучение, однако, остается важным с исторической и образовательной точек зрения для понимания эволюции криптографических стандартов.</text:span><text:span text:style-name="T13"/></text:p>
      <text:p text:style-name="P15" loext:marker-style-name="T13"><text:span text:style-name="T13">Целью данной лабораторной работы является теоретическое и практическое изучение принципов работы криптографических хеш-функций и реализация программного средства контроля целостности сообщений. В рамках работы будет проведена сравнительная реализация и анализ двух алгоритмов: современного отечественного стандарта ГОСТ 34.11 и исторически значимого, но устаревшего алгоритма SHA-1. Это позволит на практике оценить их основные свойства, производительность и особенности реализации.</text:span><text:span text:style-name="T13"/></text:p>
      <text:p text:style-name="P16" loext:marker-style-name="T14"><text:soft-page-break/></text:p>
      <text:h text:style-name="P17" text:outline-level="1" loext:marker-style-name="T15"><text:bookmark-end text:name="_Hlk208168213"/><text:bookmark-start text:name="_Toc207721846"/><text:span text:style-name="Заголовок_20_1_20_Знак"><text:span text:style-name="T15">1 ХОД РАБОТЫ</text:span></text:span><text:bookmark-end text:name="_Toc207721846"/><text:span text:style-name="T15"/></text:h>
      <text:p text:style-name="P18" loext:marker-style-name="T16"/>
      <text:p text:style-name="P19" loext:marker-style-name="T17"><text:bookmark-start text:name="_Toc207721847"/><text:bookmark-start text:name="_Toc177388383"/><text:span text:style-name="T18"><text:tab/></text:span><text:span text:style-name="T17">В рамках выполнения лабораторной работы были реализованы алгоритмы криптографических хеш-функций ГОСТ Р 34.11-94 и SHA-1 на языке Python.</text:span></text:p>
      <text:p text:style-name="P19" loext:marker-style-name="T17"><text:span text:style-name="T17"><text:tab/>На первом этапе проведено изучение математических основ и структуры данных алгоритмов. Для ГОСТ 34.11 особое внимание уделено изучению алгоритма шифрования ГОСТ 28147-89, используемого в качестве преобразующей функции, а также особенностям заполнения и обработки сообщений. Для SHA-1 изучены принципы итерационного сжатия, использования буферов и логических функций.</text:span><text:span text:style-name="T17"/></text:p>
      <text:p text:style-name="P19" loext:marker-style-name="T17"><text:span text:style-name="T17"><text:tab/>После освоения теоретического материала приступили к практической реализации. Были написаны функции для предобработки входных сообщений (дополнение до кратного длины, разбиение на блоки). Для ГОСТ 34.11 реализованы алгоритм шифрования ГОСТ 28147-89 и основные преобразования: итерация сжатия, суммирование с регистром. Для SHA-1 реализованы функции расширения сообщения, раундовые преобразования и логические операции.</text:span><text:span text:style-name="T17"/></text:p>
      <text:p text:style-name="P19" loext:marker-style-name="T17"><text:span text:style-name="T17"><text:tab/>Для проверки корректности работы алгоритмов проведено тестирование на стандартных тестовых векторах из документации. Реализована функция визуализации хеш-значений в шестнадцатеричном представлении.</text:span><text:span text:style-name="T17"/></text:p>
      <text:p text:style-name="P19" loext:marker-style-name="T17"><text:span text:style-name="T17"><text:tab/>Начальные данные представлены на рисунке 1.1.</text:span><text:span text:style-name="T17"/></text:p>
      <text:p text:style-name="P20" loext:marker-style-name="T17"/>
      <text:p text:style-name="P21"><draw:frame draw:style-name="fr1" draw:name="Рисунок 1" text:anchor-type="as-char" svg:width="2.7299in" svg:height="0.2917in" draw:z-index="0"><draw:image xlink:href="Pictures/10000001000001060000001C29DA4FC3.png" xlink:type="simple" xlink:show="embed" xlink:actuate="onLoad" draw:mime-type="image/png"/></draw:frame></text:p>
      <text:p text:style-name="P22" loext:marker-style-name="T1"/>
      <text:p text:style-name="P21" loext:marker-style-name="T1"><text:span text:style-name="T1">Рисунок 1.1 – Входные данные</text:span><text:span text:style-name="T1"/></text:p>
      <text:p text:style-name="P23" loext:marker-style-name="T18"/>
      <text:p text:style-name="P24" loext:marker-style-name="T18"><text:span text:style-name="T18">Программа была в результате появился захешированный текст. Процесс работы программы представлен на рисунке 1.2.</text:span><text:span text:style-name="T18"/></text:p>
      <text:p text:style-name="P25" loext:marker-style-name="T18"/>
      <text:p text:style-name="P21"><draw:frame draw:style-name="fr1" draw:name="Рисунок 3" text:anchor-type="as-char" svg:width="6.4957in" svg:height="0.5953in" draw:z-index="1"><draw:image xlink:href="Pictures/100000010000049A0000006C1ED2A161.png" xlink:type="simple" xlink:show="embed" xlink:actuate="onLoad" draw:mime-type="image/png"/></draw:frame></text:p>
      <text:p text:style-name="P22" loext:marker-style-name="T1"/>
      <text:p text:style-name="P21" loext:marker-style-name="T1"><text:span text:style-name="T1">Рисунок 1.2 – Результат работы программы</text:span><text:span text:style-name="T1"/></text:p>
      <text:p text:style-name="P26" loext:marker-style-name="T19"/>
      <text:h text:style-name="P13" text:outline-level="1" loext:marker-style-name="T12"><text:span text:style-name="T12">ЗАКЛЮЧЕНИЕ</text:span><text:bookmark-end text:name="_Toc207721847"/><text:span text:style-name="T12"/></text:h>
      <text:p text:style-name="P27" loext:marker-style-name="T20"/>
      <text:p text:style-name="P28" loext:marker-style-name="T21"><text:span text:style-name="T21">В результате выполнения лабораторной работы были успешно реализованы криптографические хеш-функции ГОСТ Р 34.11-94 и SHA-1, основанные на различных принципах построения. Практическая реализация охватила все ключевые этапы алгоритмов: предобработку входных данных, дополнение сообщений, разбиение на блоки и итеративное вычисление хеш-значения. Основным достижением работы стало создание работоспособного программного средства контроля целостности, наглядно демонстрирующего принципы работы криптографических хеш-функций.</text:span><text:span text:style-name="T21"/></text:p>
      <text:p text:style-name="P28" loext:marker-style-name="T21"><text:span text:style-name="T21">Реализация подтвердила теоретические положения алгоритмов, в частности, важность корректного выполнения всех этапов предобработки данных и преобразования блоков. Особое значение имела точная реализация алгоритма сжатия для обоих стандартов: с использованием шифрования ГОСТ 28147-89 в отечественном стандарте и системы раундовых преобразований в SHA-1. Разработанные алгоритмы продемонстрировали способность к</text:span><text:span text:style-name="T22">生成</text:span><text:span text:style-name="T21"> уникальных хеш-значений даже для минимальных изменений во входных данных, что подтверждает наличие лавинного эффекта.</text:span></text:p>
      <text:p text:style-name="P28" loext:marker-style-name="T21"><text:span text:style-name="T21">Практическая ценность работы заключается в создании инструмента для сравнительного анализа различных криптографических хеш-функций. Реализованная система может использоваться для демонстрации принципов контроля целостности данных, изучения особенностей национального и международного стандартов хеширования, а также для понимания эволюции криптографических алгоритмов. В процессе реализации были приобретены навыки работы с битовыми операциями, освоены методы обработки данных блоками и отработаны приемы тестирования криптографических реализаций.</text:span><text:span text:style-name="T21"/></text:p>
      <text:p text:style-name="P28" loext:marker-style-name="T21"><text:span text:style-name="T21">Перспективы развития работы включают оптимизацию алгоритмов для обработки больших объемов данных, реализацию более современных хеш-функций (таких как ГОСТ Р 34.11-2012 "Стрибог" или SHA-256), а также исследование стойкости реализованных алгоритмов к различным типам криптоатак, включая атаки нахождения коллизий.</text:span><text:span text:style-name="T21"/></text:p>
      <text:p text:style-name="P28" loext:marker-style-name="T21"><text:span text:style-name="T21">Таким образом, реализованные хеш-функции представляют собой законченное решение, которое демонстрирует принципы построения криптографических средств контроля целостности и служит основой для дальнейшего изучения современных методов обеспечения информационной безопасности.</text:span><text:span text:style-name="T21"/></text:p>
      <text:p text:style-name="P29" loext:marker-style-name="T21"/>
      <text:p text:style-name="P30" loext:marker-style-name="T1"/>
      <text:h text:style-name="P13" text:outline-level="1" loext:marker-style-name="T23"><text:span text:style-name="T24"><text:s/></text:span><text:bookmark-end text:name="_Toc177388383"/><text:bookmark-start text:name="_Toc207721848"/><text:bookmark-start text:name="_Toc184651737"/><text:span text:style-name="T23">ПРИЛОЖЕНИЕ </text:span><text:bookmark-end text:name="_Toc184651737"/><text:span text:style-name="T23">А<text:line-break/></text:span><text:span text:style-name="T25">(обязательное)<text:line-break/>Листинг программного кода</text:span><text:bookmark-end text:name="_Toc207721848"/></text:h>
      <text:p text:style-name="P31" loext:marker-style-name="T26"/>
      <text:p text:style-name="P32" loext:marker-style-name="T27"><text:span text:style-name="T27">@staticmethod</text:span><text:span text:style-name="T27"/></text:p>
      <text:p text:style-name="P32" loext:marker-style-name="T27"><text:span text:style-name="T27"><text:s text:c="4"/>def hash(message_bytes):</text:span><text:span text:style-name="T27"/></text:p>
      <text:p text:style-name="P32" loext:marker-style-name="T27"><text:span text:style-name="T27"><text:s text:c="8"/># Константы, инициализация</text:span><text:span text:style-name="T27"/></text:p>
      <text:p text:style-name="P32" loext:marker-style-name="T27"><text:span text:style-name="T27"><text:s text:c="8"/>A = 0x67452301</text:span><text:span text:style-name="T27"/></text:p>
      <text:p text:style-name="P32" loext:marker-style-name="T27"><text:span text:style-name="T27"><text:s text:c="8"/>B = 0xEFCDAB89</text:span><text:span text:style-name="T27"/></text:p>
      <text:p text:style-name="P32" loext:marker-style-name="T27"><text:span text:style-name="T27"><text:s text:c="8"/>C = 0x98BADCFE</text:span><text:span text:style-name="T27"/></text:p>
      <text:p text:style-name="P32" loext:marker-style-name="T27"><text:span text:style-name="T27"><text:s text:c="8"/>D = 0x10325476</text:span><text:span text:style-name="T27"/></text:p>
      <text:p text:style-name="P32" loext:marker-style-name="T27"><text:span text:style-name="T27"><text:s text:c="8"/>E = 0xC3D2E1F0</text:span><text:span text:style-name="T27"/></text:p>
      <text:p text:style-name="P33" loext:marker-style-name="T27"/>
      <text:p text:style-name="P32" loext:marker-style-name="T27"><text:span text:style-name="T27"><text:s text:c="8"/># Дополнение сообщения </text:span><text:span text:style-name="T27"/></text:p>
      <text:p text:style-name="P32" loext:marker-style-name="T27"><text:span text:style-name="T27"><text:s text:c="8"/>bytes_ = bytearray(message_bytes)</text:span><text:span text:style-name="T27"/></text:p>
      <text:p text:style-name="P32" loext:marker-style-name="T27"><text:span text:style-name="T27"><text:s text:c="8"/>bytes_.append(0x80) <text:s/># Добавление 1 в начале</text:span><text:span text:style-name="T27"/></text:p>
      <text:p text:style-name="P33" loext:marker-style-name="T27"/>
      <text:p text:style-name="P32" loext:marker-style-name="T27"><text:span text:style-name="T27"><text:s text:c="8"/># Дополнение нулями до длины, кратной 512 битам (делается всегда)</text:span><text:span text:style-name="T27"/></text:p>
      <text:p text:style-name="P32" loext:marker-style-name="T27"><text:span text:style-name="T27"><text:s text:c="8"/>while len(bytes_) % 64 != 56:</text:span><text:span text:style-name="T27"/></text:p>
      <text:p text:style-name="P32" loext:marker-style-name="T27"><text:span text:style-name="T27"><text:s text:c="12"/>bytes_.append(0x00)</text:span><text:span text:style-name="T27"/></text:p>
      <text:p text:style-name="P33" loext:marker-style-name="T27"/>
      <text:p text:style-name="P32" loext:marker-style-name="T27"><text:span text:style-name="T27"><text:s text:c="8"/># Добавление длины иcходного сообщения (в битах) в конец сообщения</text:span><text:span text:style-name="T27"/></text:p>
      <text:p text:style-name="P32" loext:marker-style-name="T27"><text:span text:style-name="T27"><text:s text:c="8"/>message_length_bits = len(message_bytes) * 8 #размер в байтах * 8</text:span><text:span text:style-name="T27"/></text:p>
      <text:p text:style-name="P32" loext:marker-style-name="T27"><text:span text:style-name="T27"><text:s text:c="8"/>bytes_.extend(struct.pack('&gt;Q', message_length_bits)) <text:s/># Преобразуем к big-endian(старший байт впереди), если система little-endian</text:span><text:span text:style-name="T27"/></text:p>
      <text:p text:style-name="P33" loext:marker-style-name="T27"/>
      <text:p text:style-name="P32" loext:marker-style-name="T27"><text:span text:style-name="T27"><text:s text:c="8"/># Разделение сообщения на блоки по 512 бит (64 байта)</text:span><text:span text:style-name="T27"/></text:p>
      <text:p text:style-name="P32" loext:marker-style-name="T27"><text:span text:style-name="T27"><text:s text:c="8"/>for i in range(0, len(bytes_), 64):</text:span><text:span text:style-name="T27"/></text:p>
      <text:p text:style-name="P32" loext:marker-style-name="T27"><text:span text:style-name="T27"><text:s text:c="12"/># Создание массива из 80 слов по 32 бита</text:span><text:span text:style-name="T27"/></text:p>
      <text:p text:style-name="P32" loext:marker-style-name="T27"><text:span text:style-name="T27"><text:s text:c="12"/>w = [0] * 80</text:span><text:span text:style-name="T27"/></text:p>
      <text:p text:style-name="P33" loext:marker-style-name="T27"/>
      <text:p text:style-name="P32" loext:marker-style-name="T27"><text:span text:style-name="T27"><text:s text:c="12"/># Перенос блока в первые 16 слов</text:span><text:span text:style-name="T27"/></text:p>
      <text:p text:style-name="P32" loext:marker-style-name="T27"><text:span text:style-name="T27"><text:s text:c="12"/>for j in range(16):</text:span><text:span text:style-name="T27"/></text:p>
      <text:p text:style-name="P32" loext:marker-style-name="T27"><text:span text:style-name="T27"><text:s text:c="16"/>w[j] = struct.unpack('&gt;I', bytes_[i + j * 4:i + j * 4 + 4])[0]</text:span><text:span text:style-name="T27"/></text:p>
      <text:p text:style-name="P33" loext:marker-style-name="T27"/>
      <text:p text:style-name="P32" loext:marker-style-name="T27"><text:span text:style-name="T27"><text:s text:c="12"/># Дополнение массива до 80 слов</text:span><text:span text:style-name="T27"/></text:p>
      <text:p text:style-name="P32" loext:marker-style-name="T27"><text:span text:style-name="T27"><text:s text:c="12"/>for j in range(16, 80):</text:span><text:span text:style-name="T27"/></text:p>
      <text:p text:style-name="P32" loext:marker-style-name="T27"><text:span text:style-name="T27"><text:s text:c="16"/>w[j] = SHA1.rotate_left( w[j - 16] ^ w[j - 14] ^ w[j - 8] ^ w[j - 3], 1)</text:span><text:span text:style-name="T27"/></text:p>
      <text:p text:style-name="P33" loext:marker-style-name="T27"/>
      <text:p text:style-name="P32" loext:marker-style-name="T27"><text:span text:style-name="T27"><text:s text:c="12"/># Инициализация переменных для текущего блока</text:span><text:span text:style-name="T27"/></text:p>
      <text:p text:style-name="P32" loext:marker-style-name="T27"><text:span text:style-name="T27"><text:s text:c="12"/>a, b, c, d, e = A, B, C, D, E</text:span><text:span text:style-name="T27"/></text:p>
      <text:p text:style-name="P33" loext:marker-style-name="T27"/>
      <text:p text:style-name="P32" loext:marker-style-name="T27"><text:span text:style-name="T27"><text:s text:c="12"/># Основной цикл обработки</text:span><text:span text:style-name="T27"/></text:p>
      <text:p text:style-name="P32" loext:marker-style-name="T27"><text:span text:style-name="T27"><text:s text:c="12"/>for j in range(80):</text:span><text:span text:style-name="T27"/></text:p>
      <text:p text:style-name="P32" loext:marker-style-name="T27"><text:span text:style-name="T27"><text:s text:c="16"/>if j &lt; 20:</text:span><text:span text:style-name="T27"/></text:p>
      <text:p text:style-name="P32" loext:marker-style-name="T27"><text:span text:style-name="T27"><text:s text:c="20"/>f = (b &amp; c) | (~b &amp; d)</text:span><text:span text:style-name="T27"/></text:p>
      <text:p text:style-name="P32" loext:marker-style-name="T27"><text:span text:style-name="T27"><text:s text:c="20"/>k = 0x5A827999</text:span><text:span text:style-name="T27"/></text:p>
      <text:p text:style-name="P32" loext:marker-style-name="T27"><text:span text:style-name="T27"><text:s text:c="16"/>elif j &lt; 40:</text:span><text:span text:style-name="T27"/></text:p>
      <text:p text:style-name="P32" loext:marker-style-name="T27"><text:span text:style-name="T27"><text:s text:c="20"/>f = b ^ c ^ d</text:span><text:span text:style-name="T27"/></text:p>
      <text:p text:style-name="P32" loext:marker-style-name="T27"><text:span text:style-name="T27"><text:s text:c="20"/>k = 0x6ED9EBA1</text:span><text:span text:style-name="T27"/></text:p>
      <text:p text:style-name="P32" loext:marker-style-name="T27"><text:span text:style-name="T27"><text:s text:c="16"/>elif j &lt; 60:</text:span><text:span text:style-name="T27"/></text:p>
      <text:p text:style-name="P32" loext:marker-style-name="T27"><text:span text:style-name="T27"><text:s text:c="20"/>f = (b &amp; c) | (b &amp; d) | (c &amp; d)</text:span><text:span text:style-name="T27"/></text:p>
      <text:p text:style-name="P32" loext:marker-style-name="T27"><text:span text:style-name="T27"><text:s text:c="20"/>k = 0x8F1BBCDC</text:span><text:span text:style-name="T27"/></text:p>
      <text:p text:style-name="P32" loext:marker-style-name="T27"><text:span text:style-name="T27"><text:s text:c="16"/>else:</text:span><text:span text:style-name="T27"/></text:p>
      <text:p text:style-name="P32" loext:marker-style-name="T27"><text:span text:style-name="T27"><text:s text:c="20"/>f = b ^ c ^ d</text:span><text:span text:style-name="T27"/></text:p>
      <text:p text:style-name="P32" loext:marker-style-name="T27"><text:span text:style-name="T27"><text:s text:c="20"/>k = 0xCA62C1D6</text:span><text:span text:style-name="T27"/></text:p>
      <text:p text:style-name="P33" loext:marker-style-name="T27"/>
      <text:p text:style-name="P32" loext:marker-style-name="T27"><text:soft-page-break/><text:span text:style-name="T27"><text:s text:c="16"/>temp = (SHA1.rotate_left(a, 5) + f + e + k + w[j]) &amp; 0xFFFFFFFF</text:span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in" fo:margin-bottom="0in" style:contextual-spacing="true">
        <style:tab-stops>
          <style:tab-stop style:position="6.489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in" style:contextual-spacing="false" style:line-height-at-least="0.0138in" fo:text-indent="0.4925in" style:auto-text-indent="false">
        <style:tab-stops>
          <style:tab-stop style:position="6.48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top="0in" fo:margin-bottom="0.0693in" style:contextual-spacing="false" fo:line-height="108%"/>
      <style:text-properties style:font-name-asian="F" style:font-family-generic-asian="system" style:font-pitch-asian="variable" style:language-asian="ru" style:country-asian="RU"/>
    </style:style>
    <style:style style:name="Титульник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4pt" style:font-name-asian="Microsoft Sans Serif" style:font-family-asian="'Microsoft Sans Serif'" style:font-family-generic-asian="system" style:font-pitch-asian="variable" style:font-size-asian="14pt" style:language-asian="ru" style:country-asian="RU" style:font-name-complex="Microsoft Sans Serif" style:font-family-complex="'Microsoft Sans Serif'" style:font-family-generic-complex="system" style:font-pitch-complex="variable" style:font-size-complex="14pt" style:language-complex="ru" style:country-complex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итул2" style:family="paragraph" style:parent-style-name="Standard" loext:linked-style-name="титул2_20_Знак">
      <style:paragraph-properties fo:margin-top="0in" fo:margin-bottom="0in" style:contextual-spacing="false" fo:text-align="justify" style:justify-single-word="false" fo:orphans="0" fo:widows="0" fo:hyphenation-ladder-count="no-limit" fo:hyphenation-keep="auto" loext:hyphenation-keep-type="column" loext:hyphenation-keep-line="false" loext:word-spacing-minimum="75%" loext:word-spacing-maximum="133%"/>
      <style:text-properties style:font-name="Times New Roman" fo:font-family="'Times New Roman'" style:font-family-generic="roman" style:font-pitch="variable" fo:font-size="14pt" style:font-name-asian="Microsoft Sans Serif" style:font-family-asian="'Microsoft Sans Serif'" style:font-family-generic-asian="system" style:font-pitch-asian="variable" style:font-size-asian="14pt" style:language-asian="ru" style:country-asian="RU" style:font-name-complex="Microsoft Sans Serif" style:font-family-complex="'Microsoft Sans Serif'" style:font-family-generic-complex="system" style:font-pitch-complex="variable" style:font-size-complex="14pt" style:language-complex="ru" style:country-complex="RU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ой_20_заголовок" style:display-name="Мой заголовок" style:family="paragraph" style:parent-style-name="Title" style:next-style-name="Standard" loext:linked-style-name="Мой_20_заголовок_20_Знак" style:default-outline-level="1" style:list-style-name="">
      <style:paragraph-properties fo:margin-left="0.4925in" fo:margin-top="0.1665in" fo:margin-bottom="0.0835in" style:contextual-spacing="false" fo:text-align="justify" style:justify-single-word="false" loext:word-spacing-minimum="75%" loext:word-spacing-maximum="133%"/>
      <style:text-properties style:font-name="Times New Roman" fo:font-family="'Times New Roman'" style:font-family-generic="roman" style:font-pitch="variable" fo:font-size="16pt" fo:font-weight="bold" style:font-size-asian="16pt" style:language-asian="ru" style:country-asian="RU" style:font-weight-asian="bold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 fo:line-height="100%"/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титул2_20_Знак" style:display-name="титул2 Знак" style:family="text" style:parent-style-name="Default_20_Paragraph_20_Font" loext:linked-style-name="титул2">
      <style:text-properties style:font-name="Times New Roman" fo:font-family="'Times New Roman'" style:font-family-generic="roman" style:font-pitch="variable" fo:font-size="14pt" style:font-name-asian="Microsoft Sans Serif" style:font-family-asian="'Microsoft Sans Serif'" style:font-family-generic-asian="system" style:font-pitch-asian="variable" style:font-size-asian="14pt" style:language-asian="ru" style:country-asian="RU" style:font-name-complex="Microsoft Sans Serif" style:font-family-complex="'Microsoft Sans Serif'" style:font-family-generic-complex="system" style:font-pitch-complex="variable" style:font-size-complex="14pt" style:language-complex="ru" style:country-complex="RU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" style:family="text" style:parent-style-name="Default_20_Paragraph_20_Font"/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365f91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оловок_20_Знак" style:display-name="Мой заголовок Знак" style:family="text" style:parent-style-name="Заголовок_20_Знак" loext:linked-style-name="Мой_20_заголовок">
      <style:text-properties style:font-name="Times New Roman" fo:font-family="'Times New Roman'" style:font-family-generic="roman" style:font-pitch="variable" fo:font-size="16pt" fo:letter-spacing="-0.0071in" fo:font-weight="bold" style:letter-kerning="true" style:font-name-asian="F" style:font-family-generic-asian="system" style:font-pitch-asian="variable" style:font-size-asian="16pt" style:language-asian="ru" style:country-asian="RU" style:font-weight-asian="bold" style:font-name-complex="F" style:font-family-generic-complex="system" style:font-pitch-complex="variable" style:font-size-complex="28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mbria" fo:font-family="Cambria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mopen" style:family="text" style:parent-style-name="Default_20_Paragraph_20_Font"/>
    <style:style style:name="delimsizing" style:family="text" style:parent-style-name="Default_20_Paragraph_20_Font"/>
    <style:style style:name="mop" style:family="text" style:parent-style-name="Default_20_Paragraph_20_Font"/>
    <style:style style:name="mord" style:family="text" style:parent-style-name="Default_20_Paragraph_20_Font"/>
    <style:style style:name="mclose" style:family="text" style:parent-style-name="Default_20_Paragraph_20_Font"/>
    <style:style style:name="mbin" style:family="text" style:parent-style-name="Default_20_Paragraph_20_Font"/>
    <style:style style:name="vlist-s" style:family="text" style:parent-style-name="Default_20_Paragraph_20_Font"/>
    <style:style style:name="overflow-hidden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Calibri" fo:font-family="Calibri" style:font-family-generic="roman" style:font-pitch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="Calibri" fo:font-family="Calibri" style:font-family-generic="roman" style:font-pitch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family-generic="roman" style:font-pitch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="Calibri" fo:font-family="Calibri" style:font-family-generic="roman" style:font-pitch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="Calibri" fo:font-family="Calibri" style:font-family-generic="roman" style:font-pitch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 fo:font-weight="bold" style:font-weight-asian="bold"/>
    </style:style>
    <style:style style:name="ListLabel_20_227" style:display-name="ListLabel 227" style:family="text">
      <style:text-properties style:use-window-font-color="true" loext:opacity="0%" fo:font-weight="bold" style:font-weight-asian="bold"/>
    </style:style>
    <style:style style:name="ListLabel_20_228" style:display-name="ListLabel 228" style:family="text">
      <style:text-properties style:use-window-font-color="true" loext:opacity="0%" fo:font-weight="bold" style:font-weight-asian="bold"/>
    </style:style>
    <style:style style:name="ListLabel_20_229" style:display-name="ListLabel 229" style:family="text">
      <style:text-properties style:use-window-font-color="true" loext:opacity="0%" fo:font-weight="bold" style:font-weight-asian="bold"/>
    </style:style>
    <style:style style:name="ListLabel_20_230" style:display-name="ListLabel 230" style:family="text">
      <style:text-properties style:use-window-font-color="true" loext:opacity="0%" fo:font-weight="bold" style:font-weight-asian="bold"/>
    </style:style>
    <style:style style:name="ListLabel_20_231" style:display-name="ListLabel 231" style:family="text">
      <style:text-properties style:use-window-font-color="true" loext:opacity="0%" fo:font-weight="bold" style:font-weight-asian="bold"/>
    </style:style>
    <style:style style:name="ListLabel_20_232" style:display-name="ListLabel 232" style:family="text">
      <style:text-properties style:use-window-font-color="true" loext:opacity="0%" fo:font-weight="bold" style:font-weight-asian="bold"/>
    </style:style>
    <style:style style:name="ListLabel_20_233" style:display-name="ListLabel 233" style:family="text">
      <style:text-properties style:use-window-font-color="true" loext:opacity="0%" fo:font-weight="bold" style:font-weight-asian="bold"/>
    </style:style>
    <style:style style:name="ListLabel_20_234" style:display-name="ListLabel 234" style:family="text">
      <style:text-properties style:use-window-font-color="true" loext:opacity="0%" fo:font-weight="bold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9917in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[%1%]" style:num-prefix="[" style:num-suffix="]" style:num-format="1">
        <style:list-level-properties text:list-level-position-and-space-mode="label-alignment">
          <style:list-level-label-alignment text:label-followed-by="space" fo:text-indent="-0.25in" fo:margin-left="0.99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space"/>
        </style:list-level-properties>
        <style:text-properties fo:font-family="Symbol" style:font-charset="x-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margin-left="0.992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7417in" fo:margin-left="1.49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17in" fo:margin-left="1.99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7417in" fo:margin-left="2.492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.2417in" fo:margin-left="2.992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17in" fo:margin-left="3.492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.2417in" fo:margin-left="3.99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7417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0.7417in"/>
        </style:list-level-properties>
        <style:text-properties fo:font-family="Symbol" style:font-charset="x-symbol"/>
      </text:list-level-style-bullet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0.8409in"/>
        </style:list-level-properties>
        <style:text-properties fo:font-family="Symbol" style:font-charset="x-symbol"/>
      </text:list-level-style-bullet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3409in" fo:text-indent="-0.25in" fo:margin-left="1.3409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8409in" fo:text-indent="-0.25in" fo:margin-left="1.8409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409in" fo:text-indent="-0.25in" fo:margin-left="2.3409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8409in" fo:text-indent="-0.25in" fo:margin-left="2.8409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.3409in" fo:text-indent="-0.25in" fo:margin-left="3.3409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409in" fo:text-indent="-0.25in" fo:margin-left="3.8409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.3409in" fo:text-indent="-0.25in" fo:margin-left="4.3409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8409in" fo:text-indent="-0.25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" style:num-suffix="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835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2.2252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16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4583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95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4.6917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5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enovo</meta:initial-creator>
    <meta:editing-cycles>12</meta:editing-cycles>
    <meta:print-date>2025-09-16T16:06:00</meta:print-date>
    <meta:creation-date>2025-09-02T12:49:00</meta:creation-date>
    <dc:date>2025-10-05T20:43:51.697745565</dc:date>
    <meta:editing-duration>PT1H1M19S</meta:editing-duration>
    <meta:generator>LibreOffice/25.8.1.1$Linux_X86_64 LibreOffice_project/580$Build-1</meta:generator>
    <meta:document-statistic meta:table-count="0" meta:image-count="2" meta:object-count="0" meta:page-count="8" meta:paragraph-count="86" meta:word-count="1039" meta:character-count="8636" meta:non-whitespace-character-count="711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